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color="#000000" draw:fill="none" draw:fill-color="#ffffff" fo:min-height="1.186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color="#000000" draw:fill="none" draw:fill-color="#ffffff" fo:min-height="1.046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  <style:style style:name="P2" style:family="paragraph">
      <style:text-properties style:font-name="Fira Sans Book" fo:font-size="28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2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ira Sans Book" fo:font-size="28pt" fo:font-weight="350" style:font-size-asian="18pt" style:font-size-complex="18pt"/>
    </style:style>
    <style:style style:name="T2" style:family="text">
      <style:text-properties style:font-name="Fira Sans Book" fo:font-size="28pt" fo:font-style="italic" fo:font-weight="350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Not" draw:style-name="gr1" draw:text-style-name="P1" xml:id="id2" draw:id="id2" draw:layer="layout" svg:width="4.955cm" svg:height="3.141cm" svg:x="3.157cm" svg:y="1.987cm">
          <text:p/>
          <draw:enhanced-geometry svg:viewBox="0 0 5000 3174" draw:mirror-horizontal="false" draw:text-areas="0 3474 5000 3574" draw:type="NonPrimitive" draw:enhanced-path="M 0 1587 L 1198 1587 F N M 1198 0 L 1198 3174 3946 1587 F Z N U 4186 1587 480 480 0 360 M 4425 1587 L 5000 1587 F N"/>
        </draw:custom-shape>
        <draw:frame draw:style-name="gr2" draw:text-style-name="P3" xml:id="id1" draw:id="id1" draw:layer="layout" svg:width="1.118cm" svg:height="1.436cm" svg:x="0.999cm" svg:y="0.986cm">
          <draw:text-box>
            <text:p text:style-name="P2"><text:span text:style-name="T1">A</text:span></text:p>
          </draw:text-box>
        </draw:frame>
        <draw:connector draw:style-name="gr3" draw:text-style-name="P4" draw:layer="layout" draw:type="lines" svg:x1="2.117cm" svg:y1="1.704cm" svg:x2="3.157cm" svg:y2="3.557cm" draw:start-shape="id1" draw:start-glue-point="1" draw:end-shape="id2" draw:end-glue-point="3" svg:d="M2117 1704h501l-13 1853h552" svg:viewBox="0 0 1041 1854">
          <text:p/>
        </draw:connector>
        <draw:frame draw:style-name="gr4" draw:text-style-name="P3" xml:id="id3" draw:id="id3" draw:layer="layout" svg:width="2.921cm" svg:height="1.436cm" svg:x="9.172cm" svg:y="0.986cm">
          <draw:text-box>
            <text:p text:style-name="P2"><text:span text:style-name="T2">Not </text:span><text:span text:style-name="T1">A</text:span></text:p>
          </draw:text-box>
        </draw:frame>
        <draw:connector draw:style-name="gr3" draw:text-style-name="P4" draw:layer="layout" draw:type="lines" svg:x1="8.112cm" svg:y1="3.557cm" svg:x2="9.172cm" svg:y2="1.704cm" draw:start-shape="id2" draw:start-glue-point="1" draw:end-shape="id3" draw:end-glue-point="3" svg:d="M8112 3557h551l8-1853h501" svg:viewBox="0 0 1061 18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8:08:10.669687221</meta:creation-date>
    <dc:date>2018-01-30T18:12:33.600870554</dc:date>
    <meta:editing-duration>PT4M23S</meta:editing-duration>
    <meta:editing-cycles>1</meta:editing-cycles>
    <meta:document-statistic meta:object-count="5"/>
    <meta:generator>LibreOffice/5.1.6.2$Linux_X86_64 LibreOffice_project/10m0$Build-2</meta:generator>
  </office:meta>
</office:document-meta>
</file>